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04e1d" officeooo:paragraph-rsid="00004e1d"/>
    </style:style>
    <style:style style:name="T1" style:family="text">
      <style:text-properties officeooo:rsid="0001efe7"/>
    </style:style>
    <style:style style:name="T2" style:family="text">
      <style:text-properties fo:font-weight="bold" officeooo:rsid="0001efe7" style:font-weight-asian="bold" style:font-weight-complex="bold"/>
    </style:style>
    <style:style style:name="T3" style:family="text">
      <style:text-properties fo:font-style="italic" fo:font-weight="bold" officeooo:rsid="0001efe7" style:font-style-asian="italic" style:font-weight-asian="bold" style:font-style-complex="italic" style:font-weight-complex="bold"/>
    </style:style>
    <style:style style:name="T4" style:family="text">
      <style:text-properties officeooo:rsid="0002af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 : Junanda patiullah</text:p>
      <text:p text:style-name="P1"/>
      <text:p text:style-name="P1">Jawaban test Essay:</text:p>
      <text:p text:style-name="P1">1. Golang memang tidak memiliki aturan tetap untuk menghandle Error yang ada, hal ini yang membuat golang sebagai bahasa pemrograman yang flexible. Untuk menghandle error yang terjadi saat program berjalan bisa membuat satu fungsi handleErrror yang menangkap error jika error tersebut tidak bernilai NIL. Dalam fungsi handleError tersebut untuk mengetahui error <text:s/>yang terjadi kita bisa mencatat error tersebut dengan logger/ pustaka log yang ada pada golang.</text:p>
      <text:p text:style-name="P1"/>
      <text:p text:style-name="P1">2. Go Interface <text:span text:style-name="T1">adalah salah satu fungsi bawaan dari Go untuk mendeklarasikan sebuah fungsi/method yang dapat di implements oleh sebuah class / struct dalam golang. Perbedaan interfaces di golang dengan class interfaces pada Object Oriented pemrograman lainnya. Untuk mengimplementasikan class Interfaces di pemrograman lainnya class tersebut harus mendefinisikan secara eksplisit pada class tersebut dengan cara “</text:span><text:span text:style-name="T2">nama_class</text:span><text:span text:style-name="T1"> </text:span><text:span text:style-name="T3">implements</text:span><text:span text:style-name="T2"> nama_class_interface</text:span><text:span text:style-name="T1">”. Sedangkan di golang sendiri dia dapat menggunakan interfaces dengan cara explisit atau di definisikan dalam struct/class dan dapat juga di implementasikan dengan cara implisit atau tidak secara detail mendefiniskan dalam struct </text:span><text:span text:style-name="T4">cukup dengan langsung mengimplementasikan fungsi fungsi yang ada pada interfaces tersebut, maka secara otomatis golang akan membaca bahwa struct tersebut mengimplementasikan sebuah interfaces.</text:span><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05:11.729199153</meta:creation-date>
    <dc:date>2024-03-13T10:39:43.478108762</dc:date>
    <meta:editing-duration>PT1H2M40S</meta:editing-duration>
    <meta:editing-cycles>1</meta:editing-cycles>
    <meta:document-statistic meta:table-count="0" meta:image-count="0" meta:object-count="0" meta:page-count="1" meta:paragraph-count="4" meta:word-count="185" meta:character-count="1381" meta:non-whitespace-character-count="1198"/>
    <meta:generator>LibreOffice/7.3.7.2$Linux_X86_64 LibreOffice_project/30$Build-2</meta:generator>
  </office:meta>
</office:document-meta>
</file>